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ae28a" officeooo:paragraph-rsid="00000fa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0fad" officeooo:paragraph-rsid="00000fa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cf0e" officeooo:paragraph-rsid="0001cf0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2a52" officeooo:paragraph-rsid="00022a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9013" officeooo:paragraph-rsid="0003901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9013" officeooo:paragraph-rsid="0009f7c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8504" officeooo:paragraph-rsid="0005850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63491" officeooo:paragraph-rsid="0006349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97133" officeooo:paragraph-rsid="0009713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b5c1" officeooo:paragraph-rsid="000cb5c1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ec7d2" officeooo:paragraph-rsid="000ec7d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ec7d2" officeooo:paragraph-rsid="001222a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f3a31" officeooo:paragraph-rsid="000f3a3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f3a31" officeooo:paragraph-rsid="001222a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020cd" officeooo:paragraph-rsid="001020c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020cd" officeooo:paragraph-rsid="001222a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027a3" officeooo:paragraph-rsid="001027a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1bc71" officeooo:paragraph-rsid="0011bc71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3e234" officeooo:paragraph-rsid="001222ab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3e234" officeooo:paragraph-rsid="0013e23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3e234" officeooo:paragraph-rsid="00160842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429eb" officeooo:paragraph-rsid="001429e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79666" officeooo:paragraph-rsid="00179666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24pt" officeooo:rsid="000ae28a" officeooo:paragraph-rsid="00000fad" style:font-size-asian="21pt" style:font-size-complex="24pt"/>
    </style:style>
    <style:style style:name="P25" style:family="paragraph" style:parent-style-name="Standard">
      <style:paragraph-properties fo:text-align="start" style:justify-single-word="false"/>
      <style:text-properties fo:font-size="16pt" officeooo:rsid="000ae28a" officeooo:paragraph-rsid="00000fad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0ae28a" officeooo:paragraph-rsid="001222ab" style:font-size-asian="14pt" style:font-size-complex="16pt"/>
    </style:style>
    <style:style style:name="T1" style:family="text">
      <style:text-properties officeooo:rsid="0010d09b"/>
    </style:style>
    <style:style style:name="T2" style:family="text">
      <style:text-properties officeooo:rsid="00000fad"/>
    </style:style>
    <style:style style:name="T3" style:family="text">
      <style:text-properties officeooo:rsid="0001cf0e"/>
    </style:style>
    <style:style style:name="T4" style:family="text">
      <style:text-properties officeooo:rsid="000201c8"/>
    </style:style>
    <style:style style:name="T5" style:family="text">
      <style:text-properties officeooo:rsid="0002b1c4"/>
    </style:style>
    <style:style style:name="T6" style:family="text">
      <style:text-properties officeooo:rsid="0007825a"/>
    </style:style>
    <style:style style:name="T7" style:family="text">
      <style:text-properties officeooo:rsid="0009f7c4"/>
    </style:style>
    <style:style style:name="T8" style:family="text">
      <style:text-properties officeooo:rsid="001027a3"/>
    </style:style>
    <style:style style:name="T9" style:family="text">
      <style:text-properties officeooo:rsid="0011bc71"/>
    </style:style>
    <style:style style:name="T10" style:family="text">
      <style:text-properties officeooo:rsid="001222ab"/>
    </style:style>
    <style:style style:name="T11" style:family="text">
      <style:text-properties officeooo:rsid="00153f71"/>
    </style:style>
    <style:style style:name="T12" style:family="text">
      <style:text-properties officeooo:rsid="001688ca"/>
    </style:style>
    <style:style style:name="T13" style:family="text">
      <style:text-properties officeooo:rsid="00179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Segmentation</text:span> <text:span text:style-name="T2">Fault</text:span></text:p>
      <text:p text:style-name="P1"/>
      <text:p text:style-name="P2">Tübitak takın seçmeleri için çalışırkan yazdığın bir kodda segmentation fault hatasını aldıktan sonra bu hataların yerlerini hesaplamak için bir program yapmaya karar verdin.</text:p>
      <text:p text:style-name="P2"/>
      <text:p text:style-name="P5">Hatayı veren diziyi fark ettin ve hatanın hangi satırda olduğunu bulmak için bir formül geliştirdin.</text:p>
      <text:p text:style-name="P7">Dizinin bazı elemanlarını almak için Dizi(b,c) fonksiyonunu oluşturdun. Fonksiyona göre eğrer bu aralıktaki en büyük sayı ile en küçük sayının farkı aralığın boyutundan büyük ise bu hataya yol açıyor.</text:p>
      <text:p text:style-name="P7"/>
      <text:p text:style-name="P8">Aynı zamanda bazı bçlümlerde bu diziyi değiştirmek için <text:span text:style-name="T6">Degistir(b,c) fonksiyonunu da oluşturdun. <text:s text:c="6"/></text:span></text:p>
      <text:p text:style-name="P9">Bu fonksiyon eğer b&lt;c ise aralıktaki en büyük sayı dışındaki bütün sayıları aralık boyutu kadar arttırırken eğer c&lt;b ise aralıktaki en küçük sayı hariç bütün sayıları aralığın boyutu kadar azaltmaktadır.</text:p>
      <text:p text:style-name="P2"/>
      <text:p text:style-name="P25">Girdi:</text:p>
      <text:p text:style-name="P1"/>
      <text:p text:style-name="P1">İlk satır <text:span text:style-name="T2">iki</text:span> sayıdan oluşuyor: n <text:span text:style-name="T1">ve </text:span><text:span text:style-name="T3">q</text:span>. <text:span text:style-name="T3">Segmentation fault hatasını aldığın dizinin uzunluğu ve diziyi düzenleme sayın</text:span>.</text:p>
      <text:p text:style-name="P3">İkinci satırda n tane <text:span text:style-name="T5">h</text:span>i sayısı var. <text:span text:style-name="T5">h</text:span>1 – <text:span text:style-name="T5">h</text:span>2 - … - <text:span text:style-name="T5">h</text:span>n. <text:span text:style-name="T4">Bu sayılar dizinin elemanları.</text:span></text:p>
      <text:p text:style-name="P4">Sonraki q satırda <text:span text:style-name="T5">üçer sayı var; a,b,c.</text:span></text:p>
      <text:p text:style-name="P4"/>
      <text:p text:style-name="P5">Eğer:</text:p>
      <text:p text:style-name="P4"/>
      <text:p text:style-name="P6"><text:tab/>a == 1 =&gt; <text:span text:style-name="T7">Dizi(b,c)</text:span></text:p>
      <text:p text:style-name="P6"><text:tab/>a == <text:span text:style-name="T7">2</text:span> =&gt; <text:span text:style-name="T7">Degistir(b,c)</text:span></text:p>
      <text:p text:style-name="P1"/>
      <text:p text:style-name="P25">Çıktı:</text:p>
      <text:p text:style-name="P25"/>
      <text:p text:style-name="P10">Her Dizi(b,c) fonksiyonu çağırıldığında eğer hata veriyorsa -1, eğer hata vermiyorsa aralıktaki bütün sayıların toplamını ekrana yazdırın.</text:p>
      <text:p text:style-name="P1"/>
      <text:p text:style-name="P25">Örnek 1:</text:p>
      <text:p text:style-name="P25"/>
      <text:p text:style-name="P11">Girdi:</text:p>
      <text:p text:style-name="P11"/>
      <text:p text:style-name="P13">5 3</text:p>
      <text:p text:style-name="P13">1 2 3 4 5</text:p>
      <text:p text:style-name="P13">1 1 3</text:p>
      <text:p text:style-name="P13">2 3 5</text:p>
      <text:p text:style-name="P13">1 1 4</text:p>
      <text:p text:style-name="P13"/>
      <text:p text:style-name="P15">Çıktı:</text:p>
      <text:p text:style-name="P15"/>
      <text:p text:style-name="P15">6</text:p>
      <text:p text:style-name="P15">-1</text:p>
      <text:p text:style-name="P15"/>
      <text:p text:style-name="P17"/>
      <text:p text:style-name="P17"/>
      <text:p text:style-name="P17"/>
      <text:p text:style-name="P17"><text:soft-page-break/>Açıklama:</text:p>
      <text:p text:style-name="P17"/>
      <text:p text:style-name="P17">İlk satırda Dizi(1,3) çalıştırılıyor. Max-Min = 2 ve [1,3] aralığının boyutu 3, 2&lt;3 olduğu için aralıktaki değerlerin toplamı olan 6 çıktısı veriliyor.</text:p>
      <text:p text:style-name="P17"/>
      <text:p text:style-name="P17">İkinci satırda Degisti(3,5) çalıştırılıyor. 3&lt;5 olduğu için ve [3,5] aralığının boyutu 3 olduğu için aralıktaki en büyük değer olan 5 hariç bütün sayıların değerleri üçer artıyor. <text:span text:style-name="T9">Yeni dizimiz: 1 2 6 7 5 oldu.</text:span></text:p>
      <text:p text:style-name="P17"/>
      <text:p text:style-name="P18">Son satırda Dizi(1,4) çalıştırılıyor.<text:span text:style-name="T8"> Max-Min = </text:span>6<text:span text:style-name="T8"> ve [1,</text:span>4<text:span text:style-name="T8">] aralığının boyutu </text:span>4, !(6&lt;4)<text:span text:style-name="T8"> olduğu için </text:span>hata alınıyor ve -1 çıktısı veriliyor.</text:p>
      <text:p text:style-name="P18"/>
      <text:p text:style-name="P26">Örnek <text:span text:style-name="T10">2</text:span>:</text:p>
      <text:p text:style-name="P26"/>
      <text:p text:style-name="P12">Girdi:</text:p>
      <text:p text:style-name="P12"/>
      <text:p text:style-name="P20">7 5</text:p>
      <text:p text:style-name="P20">2 -4 6 12 8 3 1</text:p>
      <text:p text:style-name="P22">2 <text:span text:style-name="T11">2 5</text:span></text:p>
      <text:p text:style-name="P22">1 <text:span text:style-name="T11">3 6</text:span></text:p>
      <text:p text:style-name="P22">2 <text:span text:style-name="T11">4 1</text:span></text:p>
      <text:p text:style-name="P22">1 <text:span text:style-name="T12">6 7</text:span></text:p>
      <text:p text:style-name="P22">1 <text:span text:style-name="T11">1 </text:span><text:span text:style-name="T12">7</text:span></text:p>
      <text:p text:style-name="P14"/>
      <text:p text:style-name="P16">Çıktı:</text:p>
      <text:p text:style-name="P19"/>
      <text:p text:style-name="P21">-<text:span text:style-name="T13">1</text:span></text:p>
      <text:p text:style-name="P23">4</text:p>
      <text:p text:style-name="P23">-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4:24:39.200567310</meta:creation-date>
    <dc:date>2024-02-07T14:47:27.671711515</dc:date>
    <meta:editing-duration>PT22M34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14" meta:character-count="1865" meta:non-whitespace-character-count="1583"/>
  </office:meta>
</office:document-meta>
</file>